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9" draw:id="id9" draw:layer="layout" svg:width="4.826cm" svg:height="4.064cm" svg:x="14.081cm" svg:y="2.734cm">
          <text:p text:style-name="P1">RawDataStore</text:p>
          <text:p text:style-name="P1">(MongoDB)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2" draw:id="id2" draw:layer="layout" svg:width="4.064cm" svg:height="2.286cm" svg:x="7.985cm" svg:y="3.623cm">
          <text:p text:style-name="P1">GA In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6.223cm" svg:height="2.54cm" svg:x="13.827cm" svg:y="8.957cm">
          <text:p text:style-name="P1">ProcessedDataStore</text:p>
          <text:p text:style-name="P1">(MongoDB)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" draw:id="id1" draw:layer="layout" svg:width="3.048cm" svg:height="1.016cm" svg:x="1.635cm" svg:y="2.27cm">
          <text:p text:style-name="P1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3.048cm" svg:height="1.016cm" svg:x="1.635cm" svg:y="4.27cm">
          <text:p text:style-name="P1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3.048cm" svg:height="1.016cm" svg:x="1.635cm" svg:y="6.27cm">
          <text:p text:style-name="P1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4.064cm" svg:height="2.286cm" svg:x="7.985cm" svg:y="9.084cm">
          <text:p text:style-name="P1">GA 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048cm" svg:height="1.016cm" svg:x="1.635cm" svg:y="10.27cm">
          <text:p text:style-name="P1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3.048cm" svg:height="1.016cm" svg:x="1.635cm" svg:y="12.27cm">
          <text:p text:style-name="P1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3.048cm" svg:height="1.016cm" svg:x="1.635cm" svg:y="14.27cm">
          <text:p text:style-name="P1">A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683cm" svg:y1="2.778cm" svg:x2="7.985cm" svg:y2="4.766cm" draw:start-shape="id1" draw:start-glue-point="1" draw:end-shape="id2" draw:end-glue-point="3" svg:d="m4683 2778h1651v1988h1651">
          <text:p/>
        </draw:connector>
        <draw:connector draw:style-name="gr2" draw:text-style-name="P1" draw:layer="layout" svg:x1="4.683cm" svg:y1="14.778cm" svg:x2="7.985cm" svg:y2="4.766cm" draw:start-shape="id3" draw:start-glue-point="1" draw:end-shape="id2" draw:end-glue-point="3" svg:d="m4683 14778h1651v-10012h1651">
          <text:p/>
        </draw:connector>
        <draw:connector draw:style-name="gr2" draw:text-style-name="P1" draw:layer="layout" svg:x1="4.683cm" svg:y1="12.778cm" svg:x2="7.985cm" svg:y2="4.766cm" draw:start-shape="id4" draw:start-glue-point="1" draw:end-shape="id2" draw:end-glue-point="3" svg:d="m4683 12778h1651v-8012h1651">
          <text:p/>
        </draw:connector>
        <draw:connector draw:style-name="gr2" draw:text-style-name="P1" draw:layer="layout" svg:x1="4.683cm" svg:y1="10.778cm" svg:x2="7.985cm" svg:y2="4.766cm" draw:start-shape="id5" draw:start-glue-point="1" draw:end-shape="id2" draw:end-glue-point="3" svg:d="m4683 10778h1651v-6012h1651">
          <text:p/>
        </draw:connector>
        <draw:connector draw:style-name="gr2" draw:text-style-name="P1" draw:layer="layout" svg:x1="4.683cm" svg:y1="6.778cm" svg:x2="7.985cm" svg:y2="4.766cm" draw:start-shape="id6" draw:start-glue-point="1" draw:end-shape="id2" svg:d="m4683 6778h1651v-2012h1651">
          <text:p/>
        </draw:connector>
        <draw:connector draw:style-name="gr2" draw:text-style-name="P1" draw:layer="layout" svg:x1="4.683cm" svg:y1="4.778cm" svg:x2="7.985cm" svg:y2="4.766cm" draw:start-shape="id7" draw:start-glue-point="1" draw:end-shape="id2" draw:end-glue-point="3" svg:d="m4683 4778h1651v-12h1651">
          <text:p/>
        </draw:connector>
        <draw:connector draw:style-name="gr2" draw:text-style-name="P1" draw:layer="layout" svg:x1="10.017cm" svg:y1="5.909cm" svg:x2="10.017cm" svg:y2="9.084cm" draw:start-shape="id2" draw:start-glue-point="2" draw:end-shape="id8" draw:end-glue-point="0" svg:d="m10017 5909v3175">
          <text:p/>
        </draw:connector>
        <draw:connector draw:style-name="gr2" draw:text-style-name="P1" draw:layer="layout" svg:x1="12.049cm" svg:y1="4.766cm" svg:x2="14.081cm" svg:y2="4.766cm" draw:start-shape="id2" draw:start-glue-point="1" draw:end-shape="id9" draw:end-glue-point="6" svg:d="m12049 4766h2032">
          <text:p/>
        </draw:connector>
        <draw:connector draw:style-name="gr2" draw:text-style-name="P1" draw:layer="layout" svg:x1="12.049cm" svg:y1="10.227cm" svg:x2="13.827cm" svg:y2="10.227cm" draw:start-shape="id8" draw:start-glue-point="1" draw:end-shape="id10" draw:end-glue-point="6" svg:d="m12049 10227h1778">
          <text:p/>
        </draw:connector>
        <draw:custom-shape draw:style-name="gr1" draw:text-style-name="P1" xml:id="id11" draw:id="id11" draw:layer="layout" svg:width="4.064cm" svg:height="2.286cm" svg:x="7.985cm" svg:y="16.24cm">
          <text:p text:style-name="P1">GA Cli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7.366cm" svg:height="11.684cm" svg:x="13.065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017cm" svg:y1="16.24cm" svg:x2="16.748cm" svg:y2="13.065cm" draw:start-shape="id11" draw:start-glue-point="0" draw:end-shape="id12" draw:end-glue-point="2" svg:d="m10017 16240v-1587h6731v-1588">
          <text:p/>
        </draw:connector>
        <draw:frame draw:style-name="gr4" draw:text-style-name="P1" draw:layer="layout" svg:width="7.555cm" svg:height="1.675cm" svg:x="6.145cm" svg:y="18.78cm">
          <draw:text-box>
            <text:p text:style-name="P1">GA Client downloads raw</text:p>
            <text:p text:style-name="P1">or processed data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8T22:47:47.62</meta:creation-date>
    <dc:date>2013-07-08T23:22:38.90</dc:date>
    <meta:editing-duration>PT19M30S</meta:editing-duration>
    <meta:editing-cycles>2</meta:editing-cycles>
    <meta:generator>LibreOffice/3.4$Win32 LibreOffice_project/340m1$Build-402</meta:generator>
    <meta:document-statistic meta:object-count="23"/>
  </office:meta>
</office:document-meta>
</file>